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Arial, sans-serif"/>
    <style:font-face style:name="Source Sans Pro1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loext:opacity="100%" style:font-name="Neuton" fo:font-size="16.5pt" fo:letter-spacing="normal" fo:font-style="normal" fo:font-weight="normal"/>
    </style:style>
    <style:style style:name="P9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10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2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4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5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6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7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23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24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6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7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8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9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30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3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4171f" fo:background-color="#ffffff" loext:padding="0cm" loext:border="none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3cd200"/>
    </style:style>
    <style:style style:name="P33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3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4171f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212121" loext:opacity="100%" style:font-name="Roboto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444444" loext:opacity="100%" style:font-name="Neuton" fo:font-size="16.5pt" fo:letter-spacing="normal" fo:font-style="normal" fo:font-weight="bold"/>
    </style:style>
    <style:style style:name="T16" style:family="text">
      <style:text-properties officeooo:rsid="000ca595"/>
    </style:style>
    <style:style style:name="T17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8" style:family="text">
      <style:text-properties officeooo:rsid="000d3009"/>
    </style:style>
    <style:style style:name="T19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20" style:family="text">
      <style:text-properties fo:font-weight="normal" loext:padding="0cm" loext:border="none"/>
    </style:style>
    <style:style style:name="T21" style:family="text">
      <style:text-properties style:font-name="Source Sans Pro1" fo:font-size="12.75pt" fo:font-style="normal" fo:font-weight="normal" officeooo:rsid="0034171f" style:font-size-asian="12pt" style:font-size-complex="12pt"/>
    </style:style>
    <style:style style:name="T22" style:family="text">
      <style:text-properties fo:color="#444444" loext:opacity="100%" style:font-name="Neuton" fo:font-size="16.5pt" fo:font-style="normal" fo:font-weight="normal" officeooo:rsid="0034171f" style:font-size-asian="12pt" style:font-size-complex="12pt"/>
    </style:style>
    <style:style style:name="T23" style:family="text">
      <style:text-properties fo:color="#444444" loext:opacity="100%" style:font-name="Neuton" fo:font-size="16.5pt" fo:font-style="normal" fo:font-weight="normal" officeooo:rsid="0034171f" fo:background-color="#ffffff" loext:char-shading-value="0" style:font-size-asian="12pt" style:font-size-complex="12pt" loext:padding="0cm" loext:border="none"/>
    </style:style>
    <style:style style:name="T24" style:family="text">
      <style:text-properties fo:color="#444444" loext:opacity="100%" style:font-name="Neuton" fo:font-size="16.5pt" fo:font-style="normal" fo:font-weight="normal" officeooo:rsid="003cd200" fo:background-color="#ffffff" loext:char-shading-value="0" style:font-size-asian="12pt" style:font-size-complex="12pt" loext:padding="0cm" loext:border="none"/>
    </style:style>
    <style:style style:name="T25" style:family="text">
      <style:text-properties fo:color="#444444" loext:opacity="100%" style:font-name="Source Sans Pro" fo:font-size="10.8000001907349pt" fo:font-style="normal" fo:font-weight="normal" officeooo:rsid="003cd200" fo:background-color="#ffffff" loext:char-shading-value="0" style:font-size-asian="12pt" style:font-size-complex="12pt" loext:padding="0cm" loext:border="none"/>
    </style:style>
    <style:style style:name="T26" style:family="text">
      <style:text-properties fo:color="#444444" loext:opacity="100%" style:font-name="Source Sans Pro" fo:font-size="10.8000001907349pt" fo:font-style="normal" fo:font-weight="normal" officeooo:rsid="003d1062" fo:background-color="#ffffff" loext:char-shading-value="0" style:font-size-asian="12pt" style:font-size-complex="12pt" loext:padding="0cm" loext:border="none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2">Nombre del a</text:span>lumno-<text:span text:style-name="T2">a</text:span>: </text:p>
      <text:p text:style-name="P19">N<text:span text:style-name="T3">ombre del alumno-a</text:span></text:p>
      <text:section text:style-name="Sect1" text:name="Sección1">
        <text:p text:style-name="P16"/>
      </text:section>
      <text:section text:style-name="Sect1" text:name="Sección4">
        <text:p text:style-name="P17"><text:s text:c="3"/>NOTA: Antes de nada, cumplimentar el nombre <text:span text:style-name="T4">completo</text:span> del alumno -<text:span text:style-name="T2">a</text:span> <text:s text:c="2"/></text:p>
      </text:section>
      <text:p text:style-name="P18"/>
      <text:p text:style-name="P10">OBJETIVOS</text:p>
      <text:p text:style-name="P12"/>
      <text:p text:style-name="P13">- <text:span text:style-name="T2">Conocer y habituarse a la metodología de trabajo, así como la plataforma CAMPUS DE LAS ENSEÑANZAS PROFESIONALES</text:span></text:p>
      <text:p text:style-name="P14"><text:span text:style-name="T2">- </text:span><text:span text:style-name="A1"><text:span text:style-name="T19">Selecciona las arquitecturas y tecnologías de programación sobre clientes Web, identificando y analizando las capacidades y características de cada una. </text:span></text:span><text:span text:style-name="A1"><text:span text:style-name="T17">. </text:span></text:span></text:p>
      <text:p text:style-name="P6">RECURSOS</text:p>
      <text:list text:style-name="L1">
        <text:list-header>
          <text:h text:style-name="P26" text:outline-level="1"/>
        </text:list-header>
        <text:list-item>
          <text:h text:style-name="P27" text:outline-level="1"><text:span text:style-name="T6">E</text:span><text:span text:style-name="T5">l equipo de aula asignado al propio alumno.</text:span></text:h>
        </text:list-item>
        <text:list-item>
          <text:h text:style-name="P28" text:outline-level="1">Carpeta compartida <text:span text:style-name="T18">DEW</text:span> en el equipo del profesor y accesible por red local.</text:h>
        </text:list-item>
        <text:list-item>
          <text:p text:style-name="P29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30">Software d<text:span text:style-name="T16">e desarrollo.</text:span></text:p>
        </text:list-item>
        <text:list-item>
          <text:p text:style-name="P33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5"/>
      <text:p text:style-name="P11">ENUNCIADO</text:p>
      <text:p text:style-name="P7"><text:span text:style-name="Strong_20_Emphasis"><text:span text:style-name="T20"/></text:span></text:p>
      <text:list xml:id="list4275522715" text:style-name="L2">
        <text:list-item>
          <text:p text:style-name="P32"><text:span text:style-name="Source_20_Text"><text:span text:style-name="T26">Dado</text:span></text:span><text:span text:style-name="Source_20_Text"><text:span text:style-name="T25"> un vector de enteros, introducir un nuevo elemento en la posición seleccionada.</text:span></text:span><text:span text:style-name="Source_20_Text"><text:span text:style-name="T24"> </text:span></text:span></text:p>
          <text:p text:style-name="P32"><text:span text:style-name="Source_20_Text"><text:span text:style-name="T24"/></text:span></text:p>
          <text:p text:style-name="P31"><text:span text:style-name="Source_20_Text"><text:span text:style-name="T21"/></text:span></text:p>
          <text:p text:style-name="P34"><text:span text:style-name="Source_20_Text"><text:span text:style-name="T14"/></text:span></text:p>
        </text:list-item>
      </text:list>
      <text:p text:style-name="P23"><text:span text:style-name="Source_20_Text"><text:span text:style-name="T14"/></text:span></text:p>
      <text:p text:style-name="P20"><text:span text:style-name="Source_20_Text"><text:span text:style-name="T13"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euton" svg:font-family="Neuton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Segoe UI" svg:font-family="'Segoe UI'" style:font-family-generic="system" style:font-pitch="variable"/>
    <style:font-face style:name="Source Sans Pro" svg:font-family="'Source Sans Pro', Arial, sans-serif"/>
    <style:font-face style:name="Source Sans Pro1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2T12:22:01.891000000</dc:date>
    <meta:editing-duration>PT20H29M43S</meta:editing-duration>
    <meta:editing-cycles>37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17" meta:word-count="147" meta:character-count="940" meta:non-whitespace-character-count="807"/>
  </office:meta>
</office:document-meta>
</file>